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200%"/>
      <style:text-properties style:font-name="Times New Roman" fo:font-weight="bold" officeooo:rsid="000ec3dc" officeooo:paragraph-rsid="000ec3dc" style:font-weight-asian="bold" style:font-weight-complex="bold"/>
    </style:style>
    <style:style style:name="P2" style:family="paragraph" style:parent-style-name="Standard">
      <style:paragraph-properties fo:line-height="200%"/>
      <style:text-properties style:font-name="Times New Roman" style:text-underline-style="none" fo:font-weight="normal" officeooo:rsid="000ec3dc" officeooo:paragraph-rsid="000ec3dc" style:font-weight-asian="normal" style:font-weight-complex="normal"/>
    </style:style>
    <style:style style:name="P3" style:family="paragraph" style:parent-style-name="Standard">
      <style:paragraph-properties fo:line-height="200%" fo:break-before="page"/>
      <style:text-properties style:font-name="Times New Roman" style:text-underline-style="none" fo:font-weight="bold" officeooo:rsid="001206a7" officeooo:paragraph-rsid="001206a7" style:font-weight-asian="bold" style:font-weight-complex="bold"/>
    </style:style>
    <style:style style:name="P4" style:family="paragraph" style:parent-style-name="Standard">
      <style:paragraph-properties fo:line-height="200%"/>
      <style:text-properties style:font-name="Times New Roman" style:text-underline-style="none" fo:font-weight="normal" officeooo:rsid="001206a7" officeooo:paragraph-rsid="001206a7" style:font-weight-asian="normal" style:font-weight-complex="normal"/>
    </style:style>
    <style:style style:name="P5" style:family="paragraph" style:parent-style-name="Standard">
      <style:paragraph-properties fo:line-height="200%"/>
      <style:text-properties style:font-name="Times New Roman" style:text-underline-style="none" fo:font-weight="bold" officeooo:rsid="001317b9" officeooo:paragraph-rsid="001317b9" style:font-weight-asian="bold" style:font-weight-complex="bold"/>
    </style:style>
    <style:style style:name="P6" style:family="paragraph" style:parent-style-name="Standard">
      <style:paragraph-properties fo:line-height="200%"/>
      <style:text-properties style:font-name="Times New Roman" style:text-underline-style="none" fo:font-weight="normal" officeooo:rsid="001317b9" officeooo:paragraph-rsid="001317b9" style:font-weight-asian="normal" style:font-weight-complex="normal"/>
    </style:style>
    <style:style style:name="T1" style:family="text">
      <style:text-properties officeooo:rsid="0010bffc"/>
    </style:style>
    <style:style style:name="T2" style:family="text">
      <style:text-properties officeooo:rsid="0012ed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AI-Powered Tools Supercharging Your Imagination.</text:p>
      <text:p text:style-name="P2">I chose the TED talk “The AI-Powered Tools Supercharging Your Imagination” given by Bilawal Sidhu. The talk centers around the speaker talking about how AI has changed their creative workflow and what possibilities the technology presents for realizing creative visions. Sidhu mostly highlights a technology called Neural Radiance Fields, which use machine learning to construct a 3D environment from several pictures and their relative positions and rotation to each other. He starts by demonstrating how pictures of an object can be used to construct a volumetric 3D model that handles the chaotic nature of reality better than algorithmic ways of achieving the same thing. It is important to note that laser scanning still remains the best method of getting an accurate model into a computer. He then shows how he was able to create a 3d environment of his parent’s living room, and change the style of the décor while respecting spacial restrictions, such as the <text:span text:style-name="T1">position of the furniture and the dimensions of the room. Using these examples, he makes the argument that machine learning can and will be a powerful tool for creatives to use in realizing their creative visions.</text:span></text:p>
      <text:p text:style-name="P2"><text:tab/><text:span text:style-name="T1">I agree with the speaker’s ideas, however I was not convinced by the examples he provided using the generative AI models available in 2023. The continuity between frames was complete garbage, the frames themselves were super noisy (visually), and I think he missed out on the opportunity to highlight the benefits generative AI will give indie creators in the future. I admire his enthusiasm, but his assertions that what he generated in 3 minutes were comparable to what he could’ve done by hand are laughable, and I haven’t even seen his other work. The 3D environments he crafted using generative AI pale in comparison to what a skilled artist could achieve in Unreal Engine 5. That being said, the quality of generative AI will only increase as we advance the field, and thus tools that facilitate the creative process will become widespread and actually useful. A good example of this is the magic eraser that Adobe’s Photoshop has implemented. It uses generative AI to erase objects from a picture while maintaining the background of the image, and in doing so facilitates the creative process rather than usurping it.</text:span></text:p>
      <text:p text:style-name="P3">Reply 1:</text:p>
      <text:p text:style-name="P4">Hi Osbert. I also resonate strongly with the points made in that video. I feel a lot of the marketing around AI is driven by what corporate investors want AI to be used for rather than by what the average consumer wants to use it for. There are a lot of corporate backed voices asserting that we have made writers and artists obsolete entirely because they stand to gain a large amount of money from the adoption of AI. I have found that most people in my life hold roughly the same ideals about the role of humanity, empathy, pain, and emotion in the creation of art as Lee does, and I hope those ideal<text:span text:style-name="T2">s</text:span> prevail over corporate interests.</text:p>
      <text:p text:style-name="P5">Reply 2:</text:p>
      <text:p text:style-name="P6">Hi Savannah. I agree with your observations of the speaker, particularly the critiques you raised. The tech industry has a tendency to minimize or completely disregard serious repercussions of a technology in favor of "innovation" (read profit). A great example of this before the advent of AI was big data. Widespread data collection and commodification has had major impacts on internet privacy and security. Many of these concerns were also set aside by major industry players in favor of profits in the same way this speaker minimized the risks associated with reckless adoption of a new technology. His lack of any solutions to these serious issues makes this talk nothing more than a publicity stu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8T18:42:37.029051518</meta:creation-date>
    <dc:date>2025-05-08T22:31:51.324233764</dc:date>
    <meta:editing-duration>PT3H5M3S</meta:editing-duration>
    <meta:editing-cycles>3</meta:editing-cycles>
    <meta:generator>LibreOffice/25.2.3.2$Linux_X86_64 LibreOffice_project/520$Build-2</meta:generator>
    <meta:document-statistic meta:table-count="0" meta:image-count="0" meta:object-count="0" meta:page-count="2" meta:paragraph-count="7" meta:word-count="624" meta:character-count="3717" meta:non-whitespace-character-count="3099"/>
  </office:meta>
</office:document-meta>
</file>